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0c077a" officeooo:paragraph-rsid="000c077a"/>
    </style:style>
    <style:style style:name="P2" style:family="paragraph" style:parent-style-name="Standard">
      <style:text-properties fo:color="#ffffff" loext:opacity="100%" officeooo:rsid="001d4463" officeooo:paragraph-rsid="001d4463"/>
    </style:style>
    <style:style style:name="P3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1d4463" officeooo:paragraph-rsid="001d4463"/>
    </style:style>
    <style:style style:name="P4" style:family="paragraph" style:parent-style-name="Standard">
      <style:text-properties fo:color="#ffffff" loext:opacity="100%" officeooo:rsid="001d4463" officeooo:paragraph-rsid="0077a41a"/>
    </style:style>
    <style:style style:name="P5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284315" officeooo:paragraph-rsid="00284315"/>
    </style:style>
    <style:style style:name="P6" style:family="paragraph" style:parent-style-name="Standard">
      <style:paragraph-properties fo:margin-left="2cm" fo:margin-right="0cm" fo:text-indent="0cm" style:auto-text-indent="false"/>
      <style:text-properties fo:color="#ffffff" loext:opacity="100%" officeooo:rsid="00284315" officeooo:paragraph-rsid="00296999"/>
    </style:style>
    <style:style style:name="P7" style:family="paragraph" style:parent-style-name="Standard">
      <style:paragraph-properties fo:margin-left="2cm" fo:margin-right="0cm" fo:text-indent="0cm" style:auto-text-indent="false"/>
      <style:text-properties fo:color="#ffffff" loext:opacity="100%" officeooo:rsid="001bf70e" officeooo:paragraph-rsid="00158443"/>
    </style:style>
    <style:style style:name="P8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28f93d" officeooo:paragraph-rsid="0028f93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1fc19a" officeooo:paragraph-rsid="001fc19a"/>
    </style:style>
    <style:style style:name="P10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1fc19a" officeooo:paragraph-rsid="001fc19a"/>
    </style:style>
    <style:style style:name="P11" style:family="paragraph" style:parent-style-name="Standard">
      <style:paragraph-properties fo:margin-left="2cm" fo:margin-right="0cm" fo:text-indent="0cm" style:auto-text-indent="false"/>
      <style:text-properties fo:color="#ffffff" loext:opacity="100%" officeooo:rsid="002a28d5" officeooo:paragraph-rsid="002a28d5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2cd2ae" officeooo:paragraph-rsid="002cd2ae"/>
    </style:style>
    <style:style style:name="P13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2cd2ae" officeooo:paragraph-rsid="002cd2ae"/>
    </style:style>
    <style:style style:name="P14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158443" officeooo:paragraph-rsid="00158443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3d8075" officeooo:paragraph-rsid="003d8075"/>
    </style:style>
    <style:style style:name="P16" style:family="paragraph" style:parent-style-name="Text_20_body">
      <style:text-properties fo:color="#ffffff" loext:opacity="100%" officeooo:rsid="003056df"/>
    </style:style>
    <style:style style:name="P17" style:family="paragraph" style:parent-style-name="Text_20_body">
      <style:text-properties fo:color="#ffffff" loext:opacity="100%" officeooo:rsid="003cdeb0"/>
    </style:style>
    <style:style style:name="P18" style:family="paragraph" style:parent-style-name="Text_20_body">
      <style:text-properties fo:color="#ffffff" loext:opacity="100%" officeooo:rsid="003c55e4"/>
    </style:style>
    <style:style style:name="P19" style:family="paragraph" style:parent-style-name="Text_20_body">
      <style:text-properties fo:color="#ffffff" loext:opacity="100%" officeooo:rsid="00494cfb"/>
    </style:style>
    <style:style style:name="P20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67ae1e" officeooo:paragraph-rsid="0067ae1e"/>
    </style:style>
    <style:style style:name="P21" style:family="paragraph" style:parent-style-name="Text_20_body">
      <style:text-properties fo:color="#ffffff" loext:opacity="100%" officeooo:rsid="0061f961" officeooo:paragraph-rsid="002e2ea2"/>
    </style:style>
    <style:style style:name="P22" style:family="paragraph" style:parent-style-name="Text_20_body">
      <style:text-properties fo:color="#ffffff" loext:opacity="100%" officeooo:rsid="006287b1" officeooo:paragraph-rsid="002e2ea2"/>
    </style:style>
    <style:style style:name="P23" style:family="paragraph" style:parent-style-name="Text_20_body">
      <style:text-properties fo:color="#ffffff" loext:opacity="100%" officeooo:rsid="005470c8" officeooo:paragraph-rsid="005470c8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ffffff" loext:opacity="100%" fo:language="en" fo:country="SG" officeooo:rsid="009e72bf" officeooo:paragraph-rsid="009e72bf" fo:background-color="#ff0000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ffffff" loext:opacity="100%" fo:language="en" fo:country="SG" officeooo:rsid="00a27cfe" officeooo:paragraph-rsid="00a27cfe" fo:background-color="#2a6099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ffffff" loext:opacity="100%" fo:language="en" fo:country="SG" officeooo:rsid="00a12164" officeooo:paragraph-rsid="00a12164" fo:background-color="#00a933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ffffff" loext:opacity="100%" fo:language="en" fo:country="SG" officeooo:rsid="00a4cc4b" officeooo:paragraph-rsid="00a4cc4b" fo:background-color="#000000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ffffff" loext:opacity="100%" fo:language="en" fo:country="SG" officeooo:rsid="00a64569" officeooo:paragraph-rsid="00a64569" fo:background-color="#999999"/>
    </style:style>
    <style:style style:name="P29" style:family="paragraph" style:parent-style-name="Text_20_body">
      <style:text-properties fo:color="#ffffff" loext:opacity="100%" fo:language="en" fo:country="SG" officeooo:rsid="00a64569" officeooo:paragraph-rsid="00a64569"/>
    </style:style>
    <style:style style:name="P30" style:family="paragraph" style:parent-style-name="Text_20_body">
      <style:text-properties fo:color="#ffffff" loext:opacity="100%" fo:language="en" fo:country="SG" officeooo:rsid="00a64569" officeooo:paragraph-rsid="00aa06b0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3d8075" officeooo:paragraph-rsid="003d8075" fo:background-color="#999999"/>
    </style:style>
    <style:style style:name="P32" style:family="paragraph" style:parent-style-name="Text_20_body">
      <style:text-properties fo:color="#ffffff" loext:opacity="100%" officeooo:rsid="006c8b6d" officeooo:paragraph-rsid="0086e039"/>
    </style:style>
    <style:style style:name="P33" style:family="paragraph" style:parent-style-name="Text_20_body">
      <style:text-properties fo:color="#ffffff" loext:opacity="100%" officeooo:rsid="006c8b6d"/>
    </style:style>
    <style:style style:name="P34" style:family="paragraph" style:parent-style-name="Text_20_body">
      <style:text-properties fo:color="#ffffff" loext:opacity="100%" officeooo:rsid="006d9a8d"/>
    </style:style>
    <style:style style:name="P35" style:family="paragraph" style:parent-style-name="Text_20_body">
      <style:text-properties fo:color="#ffffff" loext:opacity="100%" officeooo:rsid="00822f12" fo:background-color="#000000"/>
    </style:style>
    <style:style style:name="P36" style:family="paragraph" style:parent-style-name="Text_20_body">
      <style:text-properties fo:color="#ffffff" loext:opacity="100%" officeooo:rsid="006d9a8d" fo:background-color="#2a6099"/>
    </style:style>
    <style:style style:name="P37" style:family="paragraph" style:parent-style-name="Text_20_body">
      <style:text-properties fo:color="#ffffff" loext:opacity="100%" fo:language="en" fo:country="US" officeooo:rsid="00a926f5" officeooo:paragraph-rsid="00aa06b0"/>
    </style:style>
    <style:style style:name="P38" style:family="paragraph" style:parent-style-name="Text_20_body">
      <style:text-properties fo:color="#ffffff" loext:opacity="100%" fo:language="en" fo:country="US" officeooo:rsid="00aa06b0" officeooo:paragraph-rsid="00a64569"/>
    </style:style>
    <style:style style:name="P39" style:family="paragraph" style:parent-style-name="Text_20_body">
      <style:text-properties officeooo:rsid="00494cfb"/>
    </style:style>
    <style:style style:name="P40" style:family="paragraph" style:parent-style-name="Text_20_body">
      <style:text-properties officeooo:paragraph-rsid="004eecff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color="#729fcf" loext:opacity="100%" officeooo:rsid="002a28d5" officeooo:paragraph-rsid="002a28d5"/>
    </style:style>
    <style:style style:name="P42" style:family="paragraph" style:parent-style-name="Text_20_body">
      <style:text-properties officeooo:paragraph-rsid="002e2ea2"/>
    </style:style>
    <style:style style:name="P43" style:family="paragraph" style:parent-style-name="Text_20_body">
      <style:text-properties officeooo:rsid="005e794b" officeooo:paragraph-rsid="005e794b"/>
    </style:style>
    <style:style style:name="P44" style:family="paragraph" style:parent-style-name="Text_20_body">
      <style:text-properties officeooo:paragraph-rsid="008551cb"/>
    </style:style>
    <style:style style:name="P45" style:family="paragraph" style:parent-style-name="Text_20_body">
      <style:text-properties officeooo:paragraph-rsid="0086e039"/>
    </style:style>
    <style:style style:name="P46" style:family="paragraph" style:parent-style-name="Text_20_body">
      <style:text-properties fo:background-color="#000000"/>
    </style:style>
    <style:style style:name="P47" style:family="paragraph" style:parent-style-name="Text_20_body">
      <style:text-properties fo:background-color="#2a6099"/>
    </style:style>
    <style:style style:name="P48" style:family="paragraph" style:parent-style-name="Heading_20_3">
      <style:text-properties fo:color="#ffffff" loext:opacity="100%" officeooo:paragraph-rsid="004eecff"/>
    </style:style>
    <style:style style:name="P49" style:family="paragraph" style:parent-style-name="Heading_20_3">
      <style:text-properties fo:color="#ffffff" loext:opacity="100%"/>
    </style:style>
    <style:style style:name="P50" style:family="paragraph" style:parent-style-name="Heading_20_3">
      <style:text-properties fo:color="#ffffff" loext:opacity="100%" officeooo:rsid="002e2ea2" officeooo:paragraph-rsid="002e2ea2"/>
    </style:style>
    <style:style style:name="P51" style:family="paragraph" style:parent-style-name="Heading_20_3">
      <style:text-properties fo:color="#ffffff" loext:opacity="100%" officeooo:rsid="005bea58" officeooo:paragraph-rsid="005bea58"/>
    </style:style>
    <style:style style:name="P52" style:family="paragraph" style:parent-style-name="Heading_20_3">
      <style:text-properties officeooo:rsid="005470c8" officeooo:paragraph-rsid="005470c8"/>
    </style:style>
    <style:style style:name="P53" style:family="paragraph" style:parent-style-name="Standard">
      <style:text-properties fo:color="#ffffff" loext:opacity="100%" officeooo:rsid="001d4463" officeooo:paragraph-rsid="001d4463"/>
    </style:style>
    <style:style style:name="P54" style:family="paragraph" style:parent-style-name="Standard">
      <style:text-properties fo:color="#ffffff" loext:opacity="100%" officeooo:rsid="001d4463" officeooo:paragraph-rsid="0077a41a"/>
    </style:style>
    <style:style style:name="P55" style:family="paragraph" style:parent-style-name="Standard">
      <style:text-properties fo:color="#ffffff" loext:opacity="100%" officeooo:rsid="000c077a" officeooo:paragraph-rsid="000c077a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3d8075" officeooo:paragraph-rsid="003d8075"/>
    </style:style>
    <style:style style:name="P57" style:family="paragraph" style:parent-style-name="Text_20_body">
      <style:text-properties fo:color="#ffffff" loext:opacity="100%" officeooo:rsid="006d9a8d"/>
    </style:style>
    <style:style style:name="P58" style:family="paragraph" style:parent-style-name="Text_20_body">
      <style:text-properties fo:color="#ffffff" loext:opacity="100%" fo:language="en" fo:country="SG" officeooo:rsid="00a64569" officeooo:paragraph-rsid="00a64569"/>
    </style:style>
    <style:style style:name="T1" style:family="text">
      <style:text-properties officeooo:rsid="001667d9"/>
    </style:style>
    <style:style style:name="T2" style:family="text">
      <style:text-properties officeooo:rsid="0017211f"/>
    </style:style>
    <style:style style:name="T3" style:family="text">
      <style:text-properties officeooo:rsid="0018dadb"/>
    </style:style>
    <style:style style:name="T4" style:family="text">
      <style:text-properties officeooo:rsid="0020e772"/>
    </style:style>
    <style:style style:name="T5" style:family="text">
      <style:text-properties officeooo:rsid="0028f93d"/>
    </style:style>
    <style:style style:name="T6" style:family="text">
      <style:text-properties officeooo:rsid="00296999"/>
    </style:style>
    <style:style style:name="T7" style:family="text">
      <style:text-properties fo:color="#729fcf" loext:opacity="100%"/>
    </style:style>
    <style:style style:name="T8" style:family="text">
      <style:text-properties officeooo:rsid="002b11d6"/>
    </style:style>
    <style:style style:name="T9" style:family="text">
      <style:text-properties fo:color="#ffffff" loext:opacity="100%"/>
    </style:style>
    <style:style style:name="T10" style:family="text">
      <style:text-properties fo:color="#ffffff" loext:opacity="100%" officeooo:rsid="003056df"/>
    </style:style>
    <style:style style:name="T11" style:family="text">
      <style:text-properties fo:color="#ffffff" loext:opacity="100%" officeooo:rsid="00318d55"/>
    </style:style>
    <style:style style:name="T12" style:family="text">
      <style:text-properties fo:color="#ffffff" loext:opacity="100%" officeooo:rsid="0031ad7d"/>
    </style:style>
    <style:style style:name="T13" style:family="text">
      <style:text-properties fo:color="#ffffff" loext:opacity="100%" officeooo:rsid="00320b82"/>
    </style:style>
    <style:style style:name="T14" style:family="text">
      <style:text-properties fo:color="#ffffff" loext:opacity="100%" officeooo:rsid="003371f7"/>
    </style:style>
    <style:style style:name="T15" style:family="text">
      <style:text-properties fo:color="#ffffff" loext:opacity="100%" officeooo:rsid="003425b0"/>
    </style:style>
    <style:style style:name="T16" style:family="text">
      <style:text-properties fo:color="#ffffff" loext:opacity="100%" officeooo:rsid="00344f4a"/>
    </style:style>
    <style:style style:name="T17" style:family="text">
      <style:text-properties fo:color="#ffffff" loext:opacity="100%" officeooo:rsid="0035e049"/>
    </style:style>
    <style:style style:name="T18" style:family="text">
      <style:text-properties fo:color="#ffffff" loext:opacity="100%" officeooo:rsid="0036b675"/>
    </style:style>
    <style:style style:name="T19" style:family="text">
      <style:text-properties fo:color="#ffffff" loext:opacity="100%" officeooo:rsid="00385c1f"/>
    </style:style>
    <style:style style:name="T20" style:family="text">
      <style:text-properties fo:color="#ffffff" loext:opacity="100%" officeooo:rsid="0038e159"/>
    </style:style>
    <style:style style:name="T21" style:family="text">
      <style:text-properties fo:color="#ffffff" loext:opacity="100%" officeooo:rsid="003a1d25"/>
    </style:style>
    <style:style style:name="T22" style:family="text">
      <style:text-properties fo:color="#ffffff" loext:opacity="100%" officeooo:rsid="003c0aaf"/>
    </style:style>
    <style:style style:name="T23" style:family="text">
      <style:text-properties fo:color="#ffffff" loext:opacity="100%" officeooo:rsid="003c55e4"/>
    </style:style>
    <style:style style:name="T24" style:family="text">
      <style:text-properties fo:color="#ffffff" loext:opacity="100%" officeooo:rsid="003cdeb0"/>
    </style:style>
    <style:style style:name="T25" style:family="text">
      <style:text-properties fo:color="#ffffff" loext:opacity="100%" officeooo:rsid="004aba41"/>
    </style:style>
    <style:style style:name="T26" style:family="text">
      <style:text-properties fo:color="#ffffff" loext:opacity="100%" officeooo:rsid="004ae274"/>
    </style:style>
    <style:style style:name="T27" style:family="text">
      <style:text-properties fo:color="#ffffff" loext:opacity="100%" officeooo:rsid="004c0f8d"/>
    </style:style>
    <style:style style:name="T28" style:family="text">
      <style:text-properties fo:color="#ffffff" loext:opacity="100%" officeooo:rsid="004c1547"/>
    </style:style>
    <style:style style:name="T29" style:family="text">
      <style:text-properties fo:color="#ffffff" loext:opacity="100%" officeooo:rsid="004c840c"/>
    </style:style>
    <style:style style:name="T30" style:family="text">
      <style:text-properties fo:color="#ffffff" loext:opacity="100%" officeooo:rsid="004cc072"/>
    </style:style>
    <style:style style:name="T31" style:family="text">
      <style:text-properties fo:color="#ffffff" loext:opacity="100%" officeooo:rsid="004cc555"/>
    </style:style>
    <style:style style:name="T32" style:family="text">
      <style:text-properties fo:color="#ffffff" loext:opacity="100%" officeooo:rsid="004d22d1"/>
    </style:style>
    <style:style style:name="T33" style:family="text">
      <style:text-properties fo:color="#ffffff" loext:opacity="100%" officeooo:rsid="004e2372"/>
    </style:style>
    <style:style style:name="T34" style:family="text">
      <style:text-properties fo:color="#ffffff" loext:opacity="100%" officeooo:rsid="0050af42"/>
    </style:style>
    <style:style style:name="T35" style:family="text">
      <style:text-properties fo:color="#ffffff" loext:opacity="100%" officeooo:rsid="0051bb1e"/>
    </style:style>
    <style:style style:name="T36" style:family="text">
      <style:text-properties fo:color="#ffffff" loext:opacity="100%" officeooo:rsid="00524115"/>
    </style:style>
    <style:style style:name="T37" style:family="text">
      <style:text-properties fo:color="#ffffff" loext:opacity="100%" officeooo:rsid="005470c8"/>
    </style:style>
    <style:style style:name="T38" style:family="text">
      <style:text-properties fo:color="#ffffff" loext:opacity="100%" officeooo:rsid="005e96d9"/>
    </style:style>
    <style:style style:name="T39" style:family="text">
      <style:text-properties fo:color="#ffffff" loext:opacity="100%" fo:language="en" fo:country="SG" officeooo:rsid="005fc47d"/>
    </style:style>
    <style:style style:name="T40" style:family="text">
      <style:text-properties fo:color="#ffffff" loext:opacity="100%" fo:language="en" fo:country="SG" officeooo:rsid="00601637"/>
    </style:style>
    <style:style style:name="T41" style:family="text">
      <style:text-properties fo:color="#ffffff" loext:opacity="100%" fo:language="en" fo:country="SG" officeooo:rsid="00abc308"/>
    </style:style>
    <style:style style:name="T42" style:family="text">
      <style:text-properties fo:color="#ffffff" loext:opacity="100%" fo:language="en" fo:country="SG" officeooo:rsid="00b3bab1"/>
    </style:style>
    <style:style style:name="T43" style:family="text">
      <style:text-properties fo:color="#ffffff" loext:opacity="100%" officeooo:rsid="002e2ea2"/>
    </style:style>
    <style:style style:name="T44" style:family="text">
      <style:text-properties fo:color="#ffffff" loext:opacity="100%" officeooo:rsid="0061f961"/>
    </style:style>
    <style:style style:name="T45" style:family="text">
      <style:text-properties fo:color="#ffffff" loext:opacity="100%" officeooo:rsid="006287b1"/>
    </style:style>
    <style:style style:name="T46" style:family="text">
      <style:text-properties fo:color="#ffffff" loext:opacity="100%" officeooo:rsid="00649e8d"/>
    </style:style>
    <style:style style:name="T47" style:family="text">
      <style:text-properties fo:color="#ffffff" loext:opacity="100%" officeooo:rsid="006c8b6d"/>
    </style:style>
    <style:style style:name="T48" style:family="text">
      <style:text-properties fo:color="#ffffff" loext:opacity="100%" officeooo:rsid="006d9a8d"/>
    </style:style>
    <style:style style:name="T49" style:family="text">
      <style:text-properties fo:color="#ffffff" loext:opacity="100%" officeooo:rsid="006f5855"/>
    </style:style>
    <style:style style:name="T50" style:family="text">
      <style:text-properties fo:color="#ffffff" loext:opacity="100%" officeooo:rsid="00812c40"/>
    </style:style>
    <style:style style:name="T51" style:family="text">
      <style:text-properties fo:color="#ffffff" loext:opacity="100%" officeooo:rsid="00822f12"/>
    </style:style>
    <style:style style:name="T52" style:family="text">
      <style:text-properties fo:color="#ffffff" loext:opacity="100%" officeooo:rsid="008c3523"/>
    </style:style>
    <style:style style:name="T53" style:family="text">
      <style:text-properties fo:color="#ffffff" loext:opacity="100%" officeooo:rsid="008551cb" fo:background-color="#ff0000" loext:char-shading-value="0"/>
    </style:style>
    <style:style style:name="T54" style:family="text">
      <style:text-properties fo:color="#ffffff" loext:opacity="100%" officeooo:rsid="008681c8" fo:background-color="#ff0000" loext:char-shading-value="0"/>
    </style:style>
    <style:style style:name="T55" style:family="text">
      <style:text-properties fo:color="#ffffff" loext:opacity="100%" officeooo:rsid="00801677" fo:background-color="#2a6099" loext:char-shading-value="0"/>
    </style:style>
    <style:style style:name="T56" style:family="text">
      <style:text-properties officeooo:rsid="00556a65"/>
    </style:style>
    <style:style style:name="T57" style:family="text">
      <style:text-properties officeooo:rsid="00558f02"/>
    </style:style>
    <style:style style:name="T58" style:family="text">
      <style:text-properties officeooo:rsid="0057183a"/>
    </style:style>
    <style:style style:name="T59" style:family="text">
      <style:text-properties officeooo:rsid="005848b4"/>
    </style:style>
    <style:style style:name="T60" style:family="text">
      <style:text-properties officeooo:rsid="00586bc7"/>
    </style:style>
    <style:style style:name="T61" style:family="text">
      <style:text-properties officeooo:rsid="00589db7"/>
    </style:style>
    <style:style style:name="T62" style:family="text">
      <style:text-properties officeooo:rsid="00659086"/>
    </style:style>
    <style:style style:name="T63" style:family="text">
      <style:text-properties officeooo:rsid="006c49d6"/>
    </style:style>
    <style:style style:name="T64" style:family="text">
      <style:text-properties officeooo:rsid="0075d559"/>
    </style:style>
    <style:style style:name="T65" style:family="text">
      <style:text-properties officeooo:rsid="0077a41a"/>
    </style:style>
    <style:style style:name="T66" style:family="text">
      <style:text-properties officeooo:rsid="0077c0a8"/>
    </style:style>
    <style:style style:name="T67" style:family="text">
      <style:text-properties officeooo:rsid="0078f282"/>
    </style:style>
    <style:style style:name="T68" style:family="text">
      <style:text-properties officeooo:rsid="007d1f7e"/>
    </style:style>
    <style:style style:name="T69" style:family="text">
      <style:text-properties officeooo:rsid="0082a502"/>
    </style:style>
    <style:style style:name="T70" style:family="text">
      <style:text-properties officeooo:rsid="00835213"/>
    </style:style>
    <style:style style:name="T71" style:family="text">
      <style:text-properties officeooo:rsid="0084f48e"/>
    </style:style>
    <style:style style:name="T72" style:family="text">
      <style:text-properties officeooo:rsid="00995a1d"/>
    </style:style>
    <style:style style:name="T73" style:family="text">
      <style:text-properties fo:language="en" fo:country="SG" officeooo:rsid="00997c8f"/>
    </style:style>
    <style:style style:name="T74" style:family="text">
      <style:text-properties fo:language="en" fo:country="SG" officeooo:rsid="0099be3e"/>
    </style:style>
    <style:style style:name="T75" style:family="text">
      <style:text-properties fo:language="en" fo:country="SG" officeooo:rsid="009bbc50"/>
    </style:style>
    <style:style style:name="T76" style:family="text">
      <style:text-properties fo:language="en" fo:country="SG" officeooo:rsid="009c02e3"/>
    </style:style>
    <style:style style:name="T77" style:family="text">
      <style:text-properties fo:language="en" fo:country="SG" officeooo:rsid="009de2d7"/>
    </style:style>
    <style:style style:name="T78" style:family="text">
      <style:text-properties fo:background-color="#ff0000" loext:char-shading-value="0"/>
    </style:style>
    <style:style style:name="T79" style:family="text">
      <style:text-properties officeooo:rsid="00a56a9e"/>
    </style:style>
    <style:style style:name="T80" style:family="text">
      <style:text-properties officeooo:rsid="00a66d64"/>
    </style:style>
    <style:style style:name="T81" style:family="text">
      <style:text-properties fo:language="en" fo:country="US" officeooo:rsid="00a926f5"/>
    </style:style>
    <style:style style:name="T82" style:family="text">
      <style:text-properties fo:language="en" fo:country="US" officeooo:rsid="00a94c2d"/>
    </style:style>
    <style:style style:name="T83" style:family="text">
      <style:text-properties fo:language="en" fo:country="US" officeooo:rsid="00a9eed5"/>
    </style:style>
    <style:style style:name="T84" style:family="text">
      <style:text-properties fo:language="en" fo:country="US" officeooo:rsid="00aa06b0"/>
    </style:style>
    <style:style style:name="T85" style:family="text">
      <style:text-properties officeooo:rsid="00acc248"/>
    </style:style>
    <style:style style:name="T86" style:family="text">
      <style:text-properties officeooo:rsid="00b06310"/>
    </style:style>
    <style:style style:name="T87" style:family="text">
      <style:text-properties officeooo:rsid="00b09598"/>
    </style:style>
    <style:style style:name="T88" style:family="text">
      <style:text-properties officeooo:rsid="00b54b37"/>
    </style:style>
    <style:style style:name="T89" style:family="text">
      <style:text-properties officeooo:rsid="00b5e7a9"/>
    </style:style>
    <style:style style:name="T90" style:family="text">
      <style:text-properties officeooo:rsid="00b799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#contains all the micros and their RDA for man, women and various ages</text:p>
      <text:p text:style-name="P9"><text:a xlink:type="simple" xlink:href="https://www.health.harvard.edu/staying-healthy/listing_of_vitamins" text:style-name="Internet_20_link" text:visited-style-name="Visited_20_Internet_20_Link"><text:span text:style-name="T7">https://www.health.harvard.edu/staying-healthy/listing_of_vitamins</text:span></text:a></text:p>
      <text:p text:style-name="P15"/>
      <text:p text:style-name="P24">postpone <text:span text:style-name="T79">indefinitely</text:span></text:p>
      <text:p text:style-name="P27">postpone for a while</text:p>
      <text:p text:style-name="P25">finished for now</text:p>
      <text:p text:style-name="P26">completed</text:p>
      <text:p text:style-name="P28">urgent</text:p>
      <text:p text:style-name="P31"/>
      <text:p text:style-name="P15"/>
      <text:h text:style-name="Heading_20_3" text:outline-level="3"><text:span text:style-name="T9">✔️ </text:span><text:span text:style-name="T47">Do Now</text:span></text:h>
      <text:p text:style-name="P33"><text:tab/>a html file that uses two external scripts will share the same scope 😩</text:p>
      <text:p text:style-name="Text_20_body"><text:span text:style-name="T47"><text:tab/><text:tab/></text:span><text:span text:style-name="T41">ensure no inte</text:span><text:span text:style-name="T42">f</text:span><text:span text:style-name="T41">erances occur</text:span></text:p>
      <text:p text:style-name="P32"><text:tab/><text:span text:style-name="T78">finish the nutrient adding form so can add sugar, include all forms</text:span></text:p>
      <text:p text:style-name="P45"><text:span text:style-name="T47"><text:tab/></text:span><text:span text:style-name="T53">User</text:span><text:span text:style-name="T54">s</text:span><text:span text:style-name="T53"> can add their own nutrients</text:span></text:p>
      <text:p text:style-name="P44"><text:span text:style-name="T47"><text:tab/></text:span><text:span text:style-name="T55">Add tooltips to all inputs in particular nutrient (name, rda, description)</text:span></text:p>
      <text:p text:style-name="P46"><text:span text:style-name="T50"><text:tab/></text:span><text:span text:style-name="T51">make a webscrape of cronometer, hopefully it’s legal…</text:span></text:p>
      <text:p text:style-name="P35"><text:tab/><text:tab/>cronometer</text:p>
      <text:p text:style-name="P46"><text:span text:style-name="T51"><text:tab/><text:tab/>dri </text:span><text:span text:style-name="T52">and ul of ncbi.nlm.nih.gov</text:span></text:p>
      <text:p text:style-name="P47"><text:span text:style-name="T47"><text:tab/></text:span><text:span text:style-name="T48">database visualiser</text:span></text:p>
      <text:p text:style-name="P47"><text:span text:style-name="T48"><text:tab/><text:tab/></text:span><text:span text:style-name="T49">check on foreign key relations</text:span></text:p>
      <text:p text:style-name="P36"><text:tab/><text:tab/>check on data in tables</text:p>
      <text:p text:style-name="P34"><text:tab/><text:span text:style-name="T72">edit food should have 3 options save, save as another food, delete</text:span></text:p>
      <text:p text:style-name="P34"><text:tab/><text:tab/>when deleting from database, remember to delete the 'to' tables as while.</text:p>
      <text:p text:style-name="P34"><text:tab/><text:tab/>or just make an active/-inactive column instead</text:p>
      <text:p text:style-name="P29"><text:tab/>add timing input to add meal</text:p>
      <text:p text:style-name="P29"><text:tab/><text:span text:style-name="T88">ensure that any item that loads from the database can be updated dynamically without reloading page</text:span></text:p>
      <text:p text:style-name="P29"><text:tab/><text:span text:style-name="T80">add default values</text:span></text:p>
      <text:p text:style-name="P29"><text:tab/><text:tab/><text:span text:style-name="T80">date</text:span></text:p>
      <text:p text:style-name="P30"><text:tab/><text:span text:style-name="T80">add scraper<text:line-break/><text:tab/></text:span><text:span text:style-name="T81">deleting will just mark the item as inactive in the datebase column, have a</text:span></text:p>
      <text:p text:style-name="P30"><text:span text:style-name="T81"><text:tab/></text:span><text:span text:style-name="T85">if you ever have a login, register functionality, just use google accounts</text:span></text:p>
      <text:p text:style-name="P37"><text:s/>separate tab of all inactive items which can either be permantly deleted or restoreds</text:p>
      <text:p text:style-name="P29"><text:span text:style-name="T81"><text:tab/></text:span><text:span text:style-name="T82">add meal should have a select combo item, which will append the food, quanities and </text:span><text:span text:style-name="T83">combo description </text:span><text:span text:style-name="T82">to the </text:span><text:span text:style-name="T83">meal </text:span><text:span text:style-name="T82">description<text:tab/></text:span></text:p>
      <text:p text:style-name="P29"><text:span text:style-name="T82"><text:tab/><text:tab/>include timing, list of foods, meal category (breakfast, lunch, dinner, pre strength training, )</text:span></text:p>
      <text:p text:style-name="P29"><text:span text:style-name="T82"><text:tab/></text:span><text:span text:style-name="T84">weekly nutrional total</text:span></text:p>
      <text:p text:style-name="P38"><text:tab/>monthly total</text:p>
      <text:p text:style-name="P38"><text:tab/>configurable total views</text:p>
      <text:p text:style-name="P38"><text:tab/>include prices in totals?</text:p>
      <text:h text:style-name="P48" text:outline-level="3">🖥️FrontEnd</text:h>
      <text:p text:style-name="Text_20_body"><text:span text:style-name="T9"><text:tab/></text:span><text:span text:style-name="T10">ALL FORMs</text:span></text:p>
      <text:p text:style-name="P16"><text:tab/><text:tab/>inputs that are not null, should have required attribute</text:p>
      <text:p text:style-name="Text_20_body"><text:span text:style-name="T10"><text:tab/><text:tab/><text:tab/></text:span><text:span text:style-name="T24">include every from food table</text:span></text:p>
      <text:p text:style-name="P17"><text:tab/><text:tab/><text:tab/>categories dropdown</text:p>
      <text:p text:style-name="P17"><text:tab/><text:tab/><text:tab/>see how cs50 handle timestamps</text:p>
      <text:p text:style-name="Text_20_body"><text:span text:style-name="T10"><text:tab/><text:tab/></text:span><text:span text:style-name="T21">data can be colored??</text:span></text:p>
      <text:p text:style-name="Text_20_body"><text:span text:style-name="T10"><text:tab/></text:span><text:span text:style-name="T16">p</text:span><text:span text:style-name="T17">a</text:span><text:span text:style-name="T16">ge layout</text:span></text:p>
      <text:p text:style-name="Text_20_body"><text:span text:style-name="T11"><text:tab/><text:tab/></text:span><text:span text:style-name="T12">Add new food </text:span><text:span text:style-name="T18">(collapsable</text:span><text:span text:style-name="T19">)</text:span></text:p>
      <text:p text:style-name="Text_20_body"><text:span text:style-name="T12"><text:tab/><text:tab/>sorting</text:span><text:span text:style-name="T15"> (default to just today) </text:span><text:span text:style-name="T20">(collapsable?)</text:span></text:p>
      <text:p text:style-name="Text_20_body"><text:span text:style-name="T12"><text:tab/><text:tab/></text:span><text:span text:style-name="T13">add new meals</text:span></text:p>
      <text:p text:style-name="Text_20_body"><text:span text:style-name="T13"><text:tab/><text:tab/><text:tab/></text:span><text:span text:style-name="T35">food editing,(allow deletion of foods with warning)</text:span></text:p>
      <text:p text:style-name="Text_20_body"><text:span text:style-name="T35"><text:tab/><text:tab/><text:tab/></text:span><text:span text:style-name="T36">add list of foods</text:span></text:p>
      <text:p text:style-name="Text_20_body"><text:span text:style-name="T13"><text:tab/><text:tab/><text:tab/></text:span><text:span text:style-name="T32">sort of the way you can add tags in nexusmods search</text:span></text:p>
      <text:p text:style-name="Text_20_body"><text:span text:style-name="T13"><text:tab/><text:tab/><text:tab/></text:span><text:span text:style-name="T25">total nutrients can dynamically update</text:span></text:p>
      <text:p text:style-name="Text_20_body"><text:span text:style-name="T25"><text:tab/><text:tab/><text:tab/></text:span><text:span text:style-name="T26">view for total nutrients for meal</text:span></text:p>
      <text:p text:style-name="Text_20_body"><text:span text:style-name="T26"><text:tab/><text:tab/><text:tab/><text:tab/></text:span><text:span text:style-name="T30">have a bar to show case percentages (maybe make the bar configurable depending on category of meal (brekfast and supper more protein, supper more fat, preworkout more carbs)</text:span></text:p>
      <text:p text:style-name="Text_20_body"><text:span text:style-name="T26"><text:tab/><text:tab/><text:tab/></text:span><text:span text:style-name="T27">view for total nutrients </text:span><text:span text:style-name="T29">for</text:span><text:span text:style-name="T27"> day</text:span></text:p>
      <text:p text:style-name="Text_20_body"><text:span text:style-name="T27"><text:tab/><text:tab/><text:tab/></text:span><text:span text:style-name="T28">view for total nutrients for week</text:span><text:span text:style-name="T39"><text:line-break/><text:tab/><text:tab/>add category</text:span></text:p>
      <text:p text:style-name="Text_20_body"><text:span text:style-name="T39"><text:tab/><text:tab/></text:span><text:span text:style-name="T40">remove category</text:span></text:p>
      <text:p text:style-name="Text_20_body"><text:span text:style-name="T13"><text:tab/><text:tab/></text:span><text:span text:style-name="T14">add list of foods</text:span></text:p>
      <text:p text:style-name="Text_20_body"><text:span text:style-name="T14"><text:tab/><text:tab/><text:tab/></text:span><text:span text:style-name="T23">list of foods, can include foods, dishes, and other lists</text:span></text:p>
      <text:p text:style-name="Text_20_body"><text:span text:style-name="T22"><text:tab/><text:tab/>add new category </text:span><text:span text:style-name="T31">(the ability to parent and child categories can be quite complicated, can use js or whatever to ensure no rule breaking)</text:span></text:p>
      <text:p text:style-name="Text_20_body"><text:span text:style-name="T31"><text:tab/><text:tab/><text:tab/></text:span><text:span text:style-name="T38">when category checked, parents are automatically checked</text:span></text:p>
      <text:p text:style-name="Text_20_body"><text:span text:style-name="T22"><text:tab/><text:tab/><text:tab/></text:span><text:span text:style-name="T23">name:</text:span></text:p>
      <text:p text:style-name="P18"><text:tab/><text:tab/><text:tab/>parents categories:</text:p>
      <text:p text:style-name="P18"><text:tab/><text:tab/><text:tab/>child categories:</text:p>
      <text:p text:style-name="P18"><text:tab/></text:p>
      <text:p text:style-name="P39"><text:span text:style-name="T23"><text:tab/></text:span><text:span text:style-name="T9">extras</text:span></text:p>
      <text:p text:style-name="P19"><text:tab/><text:tab/>tooltips. Make use of title attribute so nutrients can display, descriptions, </text:p>
      <text:p text:style-name="P19"><text:tab/><text:tab/>foods and dishes in meal view can be have tooptip to display all values, including id for debugging I guess, can press collapse to expand further</text:p>
      <text:p text:style-name="P19"/>
      <text:p text:style-name="P19"><text:tab/><text:tab/><text:span text:style-name="T69">allow user to create their own nutrional goal profiles (example, more potassium for athletes</text:span><text:span text:style-name="T70">)</text:span></text:p>
      <text:p text:style-name="P19"><text:tab/><text:tab/><text:span text:style-name="T71">allow users to add their own nutrients</text:span></text:p>
      <text:p text:style-name="P18"><text:tab/><text:tab/><text:tab/><text:tab/></text:p>
      <text:h text:style-name="P49" text:outline-level="3">🤓BackEnd</text:h>
      <text:p text:style-name="Text_20_body"><text:span text:style-name="T9"><text:tab/></text:span><text:span text:style-name="T34">Make use of cursor.executemany() to insert multiple rows at once</text:span></text:p>
      <text:p text:style-name="P40"><text:span text:style-name="T9"><text:tab/></text:span><text:span text:style-name="T33">so for performance, you probably want the backend to handle most of the stuff first before relying on the front end</text:span></text:p>
      <text:p text:style-name="P9"/>
      <text:h text:style-name="P50" text:outline-level="3">📖Database</text:h>
      <text:p text:style-name="P42"><text:span text:style-name="T43"><text:tab/></text:span><text:span text:style-name="T44">Plan out on excel</text:span></text:p>
      <text:p text:style-name="P21"><text:tab/>insert test variables</text:p>
      <text:p text:style-name="P21"><text:tab/>can have multiple databases for testing</text:p>
      <text:p text:style-name="P42"><text:span text:style-name="T44"><text:tab/></text:span><text:span text:style-name="T45">create a backend with functions that makes it easier to deal with SQL queries, example </text:span></text:p>
      <text:p text:style-name="P22"><text:tab/><text:tab/>def insert(dict, tablename)</text:p>
      <text:p text:style-name="P12"><text:tab/>ensure</text:p>
      <text:p text:style-name="P12"><text:tab/><text:tab/>separate nutrients into different table</text:p>
      <text:p text:style-name="P13">-id</text:p>
      <text:p text:style-name="P13">-food_id</text:p>
      <text:p text:style-name="P13">-nutrient_id</text:p>
      <text:p text:style-name="P13">-quanity</text:p>
      <text:p text:style-name="P13"/>
      <text:p text:style-name="P13">ensure pirmary key, foreign keys, and uniqueness where needed</text:p>
      <text:p text:style-name="P13"/>
      <text:p text:style-name="P13">ensure proper datatypes</text:p>
      <text:p text:style-name="P13">-integer</text:p>
      <text:p text:style-name="P13">-number</text:p>
      <text:p text:style-name="P13">-timestamp</text:p>
      <text:p text:style-name="P13"/>
      <text:p text:style-name="P13">get rid of redundant data</text:p>
      <text:p text:style-name="P11"><text:span text:style-name="T8">SQL </text:span>TABLES</text:p>
      <text:p text:style-name="P10">vitamins/minerals <text:span text:style-name="T4">(daily requirement based on RDA)</text:span></text:p>
      <text:p text:style-name="P10"><text:tab/><text:span text:style-name="T4">Daily requirement</text:span></text:p>
      <text:p text:style-name="P20">3</text:p>
      <text:p text:style-name="P5">foodtocategory</text:p>
      <text:p text:style-name="P5"><text:tab/>food id</text:p>
      <text:p text:style-name="P5"><text:tab/>category id</text:p>
      <text:p text:style-name="P5"/>
      <text:p text:style-name="P8">category</text:p>
      <text:p text:style-name="P8"><text:tab/>category id</text:p>
      <text:p text:style-name="P8"><text:tab/>category name</text:p>
      <text:p text:style-name="P8"/>
      <text:p text:style-name="P6"><text:tab/><text:span text:style-name="T5">foodtoprices</text:span></text:p>
      <text:p text:style-name="P6"><text:tab/><text:tab/><text:span text:style-name="T6">food id</text:span></text:p>
      <text:p text:style-name="P6"><text:tab/><text:tab/><text:span text:style-name="T6">category</text:span><text:tab/></text:p>
      <text:p text:style-name="P1"/>
      <text:p text:style-name="P14">Meal</text:p>
      <text:p text:style-name="P14"><text:tab/>ID</text:p>
      <text:p text:style-name="P14"><text:tab/>Food, list</text:p>
      <text:p text:style-name="P14"><text:tab/><text:span text:style-name="T1">Tim</text:span><text:span text:style-name="T3">e</text:span></text:p>
      <text:p text:style-name="P14"><text:tab/><text:span text:style-name="T1">Day</text:span></text:p>
      <text:p text:style-name="P14"><text:tab/><text:span text:style-name="T2">Month</text:span></text:p>
      <text:p text:style-name="P14"><text:tab/><text:span text:style-name="T2">Year</text:span></text:p>
      <text:p text:style-name="P7"/>
      <text:p text:style-name="P3">Dishes</text:p>
      <text:p text:style-name="P3"><text:tab/>ID</text:p>
      <text:p text:style-name="P3"><text:tab/>Food, List</text:p>
      <text:p text:style-name="P2"/>
      <text:p text:style-name="P2"/>
      <text:h text:style-name="P51" text:outline-level="3">👽Others</text:h>
      <text:p text:style-name="P4"><text:tab/></text:p>
      <text:p text:style-name="P4"><text:tab/><text:span text:style-name="T90">consider having none of the forms/formelements reload the page, and have everything still be able to update dynamically</text:span></text:p>
      <text:p text:style-name="P4"/>
      <text:p text:style-name="P4"><text:tab/><text:span text:style-name="T89">designate features which can be accessed by users vs administrators</text:span></text:p>
      <text:p text:style-name="P4"/>
      <text:p text:style-name="P4"><text:tab/><text:span text:style-name="T65">in the category part of the form, get the duplicates to be highlighted</text:span></text:p>
      <text:p text:style-name="P4"/>
      <text:p text:style-name="P4"><text:span text:style-name="T60"><text:tab/>when adding description, state other nutrients that might be in there, </text:span><text:span text:style-name="T61">state whether the nutritional data are estimates, from packaging or so on</text:span></text:p>
      <text:p text:style-name="P2"><text:tab/><text:span text:style-name="T62">where possible add tooltips, (food list, category list, nutrition)</text:span></text:p>
      <text:p text:style-name="P2"/>
      <text:p text:style-name="P2"><text:tab/><text:span text:style-name="T63">add a frontend way to add nutrition</text:span></text:p>
      <text:p text:style-name="P2"/>
      <text:p text:style-name="P2"><text:tab/><text:span text:style-name="T64">consider adding aliases for nutrients</text:span></text:p>
      <text:p text:style-name="P2"/>
      <text:p text:style-name="P2"><text:tab/><text:span text:style-name="T64">consider adding aliases for categories when searching</text:span></text:p>
      <text:p text:style-name="P2"/>
      <text:p text:style-name="P2"><text:tab/><text:span text:style-name="T66">make it so that users can configure their own nutrient intakes</text:span></text:p>
      <text:p text:style-name="P2"/>
      <text:p text:style-name="P2"><text:tab/><text:span text:style-name="T67">create a view to view nutrient per dollar</text:span></text:p>
      <text:p text:style-name="P2"/>
      <text:p text:style-name="P2"><text:tab/><text:span text:style-name="T68">can add a compare function for multiple food?? just use multiple tabs</text:span></text:p>
      <text:p text:style-name="P2"/>
      <text:p text:style-name="P2"><text:tab/><text:span text:style-name="T73">remember to add backend verification of form values</text:span></text:p>
      <text:p text:style-name="P2"><text:span text:style-name="T73"><text:tab/><text:tab/></text:span><text:span text:style-name="T77">food names must be unique</text:span></text:p>
      <text:p text:style-name="P2"><text:span text:style-name="T73"><text:tab/><text:tab/></text:span><text:span text:style-name="T75">add meal, </text:span><text:span text:style-name="T76">the food selection should give an error if the user types a food that doesn’t exist in the database</text:span></text:p>
      <text:p text:style-name="P2"><text:span text:style-name="T73"><text:tab/></text:span><text:span text:style-name="T74">add tooltips for things layman may not know</text:span></text:p>
      <text:p text:style-name="P2"/>
      <text:p text:style-name="P2">SELECT p.id AS p_id, p.name AS p_name, c.id AS c_id, c.name AS c_name FROM category p, category c, category_to_parent ctp WHERE p.id = ctp.parent_id AND c.id = ctp.child_id;</text:p>
      <text:h text:style-name="P52" text:outline-level="3">🌠<text:span text:style-name="T9">Fancy Shit</text:span></text:h>
      <text:p text:style-name="P23"><text:tab/>Converter to per 100 grams for prices and nutrients</text:p>
      <text:p text:style-name="P43"><text:span text:style-name="T37"><text:tab/></text:span><text:span text:style-name="T9">make it responsive to mobile</text:span></text:p>
      <text:p text:style-name="P43"><text:span text:style-name="T9"><text:tab/></text:span><text:span text:style-name="T46">adding of food should autoscrape</text:span></text:p>
      <text:p text:style-name="P2">when creating micro nutrient calculator, make sure the DV is proportional to weight, male vs female.</text:p>
      <text:p text:style-name="P2"><text:tab/>multiview (just like how IDEs can have multiple views)</text:p>
      <text:p text:style-name="P2"><text:tab/>group menu (bookmarks, favourites, etc)</text:p>
      <text:p text:style-name="P2"><text:tab/><text:span text:style-name="T56">add different user profiles</text:span></text:p>
      <text:p text:style-name="P2"><text:tab/><text:tab/><text:span text:style-name="T57">each user can have different profiles for weight, </text:span><text:span text:style-name="T58">goals, </text:span><text:span text:style-name="T59">targets, </text:span><text:span text:style-name="T58">etc</text:span></text:p>
      <text:p text:style-name="P2"/>
      <text:p text:style-name="P2"><text:tab/>have it so when a sub category is checked, the parent categories are autochecked too </text:p>
      <text:p text:style-name="P2"/>
      <text:p text:style-name="P2"><text:tab/>calculate a weekly or biweekly grocery haul to ensure sufficient macros and micros</text:p>
      <text:p text:style-name="P2"><text:tab/>make it so it's easy to portion of your servings</text:p>
      <text:p text:style-name="P2"><text:tab/> e.g. 1 marigold yogurt a week</text:p>
      <text:p text:style-name="P2"><text:tab/><text:span text:style-name="T86">consider common portions to food such as, egg (1 egg, large egg, etc), may require a new database table</text:span></text:p>
      <text:p text:style-name="P2"/>
      <text:p text:style-name="P2"><text:tab/>create a view for nutrients and list foods in order of amount per gram <text:span text:style-name="T87">or can create a view of foods and can sort them by nutrients, create all kinds of sorting options for user, have a button for common sorting features, or maybe have a </text:span></text:p>
      <text:p text:style-name="P2"><text:tab/><text:span text:style-name="T87">sort and filter and an advance sort and filter</text:span></text:p>
      <text:p text:style-name="P55">can use a prefilled html form, a test&lt;insert original&gt;.html file. to test backened </text:p>
      <text:p text:style-name="P55"/>
      <text:p text:style-name="P55"><text:tab/># daily value</text:p>
      <text:p text:style-name="P55"><text:tab/># include minimum and suggested amounts BASED ON WEIGHT and GENDER, should give warning if possible harmful overdose amount</text:p>
      <text:p text:style-name="P55"/>
      <text:p text:style-name="P55"><text:tab/># daily and meal nutrition goals</text:p>
      <text:p text:style-name="P55"><text:tab/># configurable view to adjust goal amounts of macros and micros and others(antioxidants, caffeine, omega 3)</text:p>
      <text:p text:style-name="P55"/>
      <text:p text:style-name="P55"><text:tab/># daily consumption log, a list of meals and their total daily value</text:p>
      <text:p text:style-name="P55"/>
      <text:p text:style-name="P55"><text:tab/>list to add preworkout, postworkout, heavyday, lightday, cardioday, breakfast, lunch, supper,</text:p>
      <text:p text:style-name="P55"><text:tab/></text:p>
      <text:p text:style-name="P55"><text:tab/>once done with nutrition app create, diet routine</text:p>
      <text:p text:style-name="P55">auto use nutrition api</text:p>
      <text:p text:style-name="P55">other information can be manually adde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6T16:33:13.176000000</dc:date>
    <meta:editing-duration>P23DT59M9S</meta:editing-duration>
    <meta:editing-cycles>164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58" meta:word-count="1084" meta:character-count="6784" meta:non-whitespace-character-count="5656"/>
  </office:meta>
</office:document-meta>
</file>